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ejm" text:anchor-type="paragraph" svg:x="0.2799in" svg:y="0.55in" svg:width="2.448in" draw:z-index="0"><draw:text-box fo:min-height="2.0937in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5T16:22:11</meta:creation-date>
    <dc:date>2009-01-05T17:14:39</dc:date>
    <meta:editing-cycles>1</meta:editing-cycles>
    <meta:editing-duration>PT52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